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2.499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officeooo:paragraph-rsid="00127547"/>
    </style:style>
    <style:style style:name="P6" style:family="paragraph" style:parent-style-name="Standard" style:list-style-name="L2">
      <style:paragraph-properties fo:margin-left="0cm" fo:margin-right="0cm" fo:text-indent="0cm" style:auto-text-indent="false"/>
    </style:style>
    <style:style style:name="P7" style:family="paragraph" style:parent-style-name="Standard" style:list-style-name="L3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list-style-name="L1"/>
    <style:style style:name="T1" style:family="text">
      <style:text-properties officeooo:rsid="00127547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I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numbering, Font Times new roman </text:p>
      <text:list xml:id="list4760380550801596385" text:style-name="L1">
        <text:list-item>
          <text:p text:style-name="P3">one </text:p>
          <text:list>
            <text:list-item>
              <text:p text:style-name="P3">one one </text:p>
              <text:list>
                <text:list-item>
                  <text:p text:style-name="P3">one one one <text:s/>- longer text for second line indent testing … abcd efgh ijkl mnop qrst uvwxyz abcd efgh ijkl mnop qrst uvwxyz</text:p>
                </text:list-item>
                <text:list-item>
                  <text:p text:style-name="P3">one one two </text:p>
                </text:list-item>
                <text:list-item>
                  <text:p text:style-name="P3">one one three </text:p>
                </text:list-item>
              </text:list>
            </text:list-item>
            <text:list-item>
              <text:p text:style-name="P3">one two </text:p>
              <text:list>
                <text:list-item>
                  <text:p text:style-name="P3">one two one </text:p>
                </text:list-item>
              </text:list>
            </text:list-item>
            <text:list-item>
              <text:p text:style-name="P3">one three </text:p>
              <text:list>
                <text:list-item>
                  <text:p text:style-name="P3">one three one </text:p>
                </text:list-item>
              </text:list>
            </text:list-item>
          </text:list>
        </text:list-item>
        <text:list-item>
          <text:p text:style-name="P3">two </text:p>
          <text:list>
            <text:list-item>
              <text:p text:style-name="P3">two one </text:p>
              <text:list>
                <text:list-item>
                  <text:p text:style-name="P3">two one one </text:p>
                </text:list-item>
              </text:list>
            </text:list-item>
            <text:list-item>
              <text:p text:style-name="P3">two two </text:p>
              <text:list>
                <text:list-item>
                  <text:p text:style-name="P3">two two one </text:p>
                </text:list-item>
                <text:list-item>
                  <text:p text:style-name="P3">two two two </text:p>
                </text:list-item>
                <text:list-item>
                  <text:p text:style-name="P3">two two three </text:p>
                </text:list-item>
              </text:list>
            </text:list-item>
            <text:list-item>
              <text:p text:style-name="P3">two three </text:p>
            </text:list-item>
          </text:list>
        </text:list-item>
      </text:list>
      <text:p text:style-name="P5">Basic numbering, Font Times new ro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5:55:29</meta:creation-date>
    <dc:date>2013-07-26T14:19:12</dc:date>
    <dc:creator>milos </dc:creator>
    <meta:editing-duration>PT2M25S</meta:editing-duration>
    <meta:editing-cycles>7</meta:editing-cycles>
    <meta:generator>LibreOffice/4.0.3.3$Linux_X86_64 LibreOffice_project/0eaa50a932c8f2199a615e1eb30f7ac74279539</meta:generator>
    <meta:document-statistic meta:table-count="0" meta:image-count="0" meta:object-count="0" meta:page-count="1" meta:paragraph-count="19" meta:word-count="91" meta:character-count="395" meta:non-whitespace-character-count="321"/>
  </office:meta>
</office:document-meta>
</file>